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http://code.google.com/p/ualbertabot/wiki/Instructions</text:p>
      <text:p text:style-name="Normal">Install BWAPI and then<text:s/><text:span text:style-name="T2">run their install.exe as admin</text:span></text:p>
      <text:p text:style-name="Normal">Install boost</text:p>
      <text:p text:style-name="Normal">Change windows environment to point to these directories</text:p>
      <text:p text:style-name="Normal"/>
      <text:p text:style-name="Normal">Copy my bwapi.ini to Program Files\Starcraft\bwapi-data\AI<text:s/>or edit it yourself</text:p>
      <text:p text:style-name="Normal"/>
      <text:p text:style-name="Normal">Install visual studio 2012</text:p>
      <text:p text:style-name="Normal">Install visual studio 2008 express with options ticked for headers and compilers. No need to run this.</text:p>
      <text:p text:style-name="Normal"/>
      <text:p text:style-name="Normal">Run chaos launcher as admin with proper setting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0694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hony ou</meta:initial-creator>
    <dc:creator>anthony ou</dc:creator>
    <meta:creation-date>2012-11-21T03:16:00Z</meta:creation-date>
    <dc:date>2012-11-21T04:56:00Z</dc:date>
    <meta:template xlink:href="Normal.dotm" xlink:type="simple"/>
    <meta:editing-cycles>6</meta:editing-cycles>
    <meta:editing-duration>PT4860S</meta:editing-duration>
    <meta:document-statistic meta:page-count="1" meta:paragraph-count="1" meta:word-count="65" meta:character-count="441" meta:row-count="3" meta:non-whitespace-character-count="377"/>
  </office:meta>
</office:document-meta>
</file>